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6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ff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9999ff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9999ff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color="#9999ff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3465a4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3465a4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color="#3465a4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990000" style:text-align-source="fix" style:repeat-content="false" fo:border-left="none" fo:border-right="none" fo:border-top="0.06pt solid #000000"/>
      <style:paragraph-properties fo:text-align="center" fo:margin-left="0cm"/>
      <style:text-properties fo:color="#ffff99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Lottó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row table:style-name="ro1">
          <table:table-cell table:style-name="ce1" office:value-type="string" calcext:value-type="string">
            <text:p>Leírás</text:p>
          </table:table-cell>
          <table:table-cell office:value-type="string" calcext:value-type="string">
            <text:p>Kapható</text:p>
          </table:table-cell>
          <table:table-cell office:value-type="string" calcext:value-type="string">
            <text:p>Szerzett</text:p>
          </table:table-cell>
          <table:table-cell office:value-type="string" calcext:value-type="string">
            <text:p>Kapható</text:p>
          </table:table-cell>
          <table:table-cell office:value-type="string" calcext:value-type="string">
            <text:p>Szerzett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1. Lottószám bekérése</text:p>
          </table:table-cell>
          <table:covered-table-cell table:style-name="ce8"/>
          <table:covered-table-cell table:style-name="ce12"/>
          <table:table-cell table:style-name="ce16" table:formula="of:=SUM([.B3:.B4])" office:value-type="float" office:value="2" calcext:value-type="float">
            <text:p>2</text:p>
          </table:table-cell>
          <table:table-cell table:style-name="ce19" table:formula="of:=SUM([.C3:.C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alább egy lottószámot bekért a felhasználótó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 az 5 lottószámot bekérte, a számokat változókban tárolj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2. Bekért számok rendezett kiíratás</text:p>
          </table:table-cell>
          <table:covered-table-cell table:style-name="ce9"/>
          <table:covered-table-cell table:style-name="ce13"/>
          <table:table-cell table:style-name="ce16" table:formula="of:=SUM([.B6:.B9])" office:value-type="float" office:value="5" calcext:value-type="float">
            <text:p>5</text:p>
          </table:table-cell>
          <table:table-cell table:style-name="ce19" table:formula="of:=SUM([.C6:.C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 rendezés után a legkisebb szám áll az első hely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további számsorrend is jó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lább egy 52. heti lottószámot kiírt a képernyő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 az 5 számot kiírta a képernyő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a nincs rendezési utasítás vagy algoritmus, akkor a teljes részfeladat – a kiírástól függetlenül – 0 pont.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3. Hét számának bekérése</text:p>
          </table:table-cell>
          <table:covered-table-cell table:style-name="ce8"/>
          <table:covered-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 bekért számot nem kell ellenőrizn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4. Adott hét lottószámainak kiírása</text:p>
          </table:table-cell>
          <table:covered-table-cell table:style-name="ce8"/>
          <table:covered-table-cell table:style-name="ce12"/>
          <table:table-cell table:style-name="ce16" table:formula="of:=SUM([.B14:.B18];[.B20:.B21])" office:value-type="float" office:value="7" calcext:value-type="float">
            <text:p>7</text:p>
          </table:table-cell>
          <table:table-cell table:style-name="ce19" table:formula="of:=SUM([.C14:.C18];[.C20:.C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g tudta nyitni a fáj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lvasta az első sorban lévő 5 lottószám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t tárolta egy változób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lvasta a fájl 51 sorából a lottószámok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árolta az 51 hét lottószámait egy változób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5" table:number-rows-spanned="1">
            <text:p>A feladat megoldható úgy is, hogy nem olvassa be az összes hét adatát. Az előző két pont csak akkor adható meg, ha az adatbeolvasás itt vagy a későbbi feladatok során megtörténik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eg tudta határozni a megadott hét száma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írta a képernyőre a megadott hét 5 lottószámá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5. Nem szereplő szám keresése</text:p>
          </table:table-cell>
          <table:covered-table-cell table:style-name="ce8"/>
          <table:covered-table-cell table:style-name="ce12"/>
          <table:table-cell table:style-name="ce16" table:formula="of:=[.B31]+MAX([.B24]+[.B25];[.B28]+[.B29])" office:value-type="float" office:value="5" calcext:value-type="float">
            <text:p>5</text:p>
          </table:table-cell>
          <table:table-cell table:style-name="ce19" table:formula="of:=[.C31]+MAX([.C24]+[.C25];[.C28]+[.C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gszámolássa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gy számnál megszámolta, hányszor húzták k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Mindegyik számra elvégezte a megszámolást, vagy az első nem előforduló számig számol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a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öntéss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Egy számról eldöntötte, hogy kihúzták-e az 51 hét alatt vagy s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Mindegyik számról eldöntötte, hogy kihúzták-e az 51 hét alatt vagy sem, vagy az első nem szereplő számig vizsgálta az adatok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é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írta a képernyőre, hogy volt-e vagy sem olyan szám, amit egyszer sem húztak k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6. Páratlan számok kihúzásának száma</text:p>
          </table:table-cell>
          <table:covered-table-cell table:style-name="ce8"/>
          <table:covered-table-cell table:style-name="ce12"/>
          <table:table-cell table:style-name="ce16" table:formula="of:=MAX(SUM([.B33:.B36]);SUM([.B38:.B41]))" office:value-type="float" office:value="5" calcext:value-type="float">
            <text:p>5</text:p>
          </table:table-cell>
          <table:table-cell table:style-name="ce19" table:formula="of:=MAX(SUM([.C33:.C36]);SUM([.C38:.C41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öntötte egy számról, hogy páratlan-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 eldöntés eredményét rögzítette (számláló növelése eggye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beolvasott összes lottószámra elvégezte a számlálá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írta a képernyőre, hogy hány darab páratlan szám vo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a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 számnál megszámolta, hányszor húzták k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 (vagy csak a páratlan) számnál megszámolta az előfordulások számá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páratlan számokra kapott értékeket összegez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írta a képernyőre, hogy hány darab páratlan szám vol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7. 52. hét hozzáfűzése, fájlbaírás</text:p>
          </table:table-cell>
          <table:covered-table-cell table:style-name="ce8"/>
          <table:covered-table-cell table:style-name="ce12"/>
          <table:table-cell table:style-name="ce16" table:formula="of:=SUM([.B43:.B49])" office:value-type="float" office:value="7" calcext:value-type="float">
            <text:p>7</text:p>
          </table:table-cell>
          <table:table-cell table:style-name="ce19" table:formula="of:=SUM([.C43:.C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étrehozta a lotto52.ki fáj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ájlban legalább egy hét lottószáma szerep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ájlban legalább az első 51 hét lottószámai szerepeln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 52. hét lottószámai is benne vannak a fájlb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 52. hét lottószámai az 51. hét után szerepeln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ájlban egy sorban egy hét lottószámai vann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k szóközzel vannak elválaszt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8. Számok gyakoriságának kiírása a képernyőre</text:p>
          </table:table-cell>
          <table:covered-table-cell table:style-name="ce8"/>
          <table:covered-table-cell table:style-name="ce12"/>
          <table:table-cell table:style-name="ce16" table:formula="of:=SUM([.B51:.B53];[.B55:.B57])" office:value-type="float" office:value="6" calcext:value-type="float">
            <text:p>6</text:p>
          </table:table-cell>
          <table:table-cell table:style-name="ce19" table:formula="of:=SUM([.C51:.C53];[.C55:.C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lább egy számnál megadta, hogy hányszor húzták k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 számra ad eredmény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 kiszámított érték hel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 pontok akkor is megadhatók, ha egy korábbi részfeladat adatai alapján számol, és korábban helyesen megoldotta ezt a rész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írta a gyakoriságokat a képernyő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zámokat tizenötösével tagol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zámok kiíratása a mintának megfel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9. Egyszer sem kihúzott prímszámok</text:p>
          </table:table-cell>
          <table:covered-table-cell table:style-name="ce8"/>
          <table:covered-table-cell table:style-name="ce12"/>
          <table:table-cell table:style-name="ce16" table:formula="of:=SUM([.B59:.B63])" office:value-type="float" office:value="7" calcext:value-type="float">
            <text:p>7</text:p>
          </table:table-cell>
          <table:table-cell table:style-name="ce19" table:formula="of:=SUM([.C59:.C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ögzítette vagy kiszámolta valamilyen formában a prímszámok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tudta dönteni egy számról, hogy egyszer sem húzták ki (lehet korábbi feladat eredményének újra felhasználása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tudta dönteni egy számról, hogy a megadott prímek egyike-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 összes prímet megvizsgál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írta az eredményt a képernyő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Összesen</text:p>
          </table:table-cell>
          <table:covered-table-cell table:style-name="ce10"/>
          <table:covered-table-cell table:style-name="ce14"/>
          <table:table-cell table:style-name="ce17" table:formula="of:=SUM([.D2];[.D5];[.D11];[.D13];[.D22];[.D32];[.D42];[.D50];[.D58])" office:value-type="float" office:value="45" calcext:value-type="float">
            <text:p>45</text:p>
          </table:table-cell>
          <table:table-cell table:style-name="ce20" table:formula="of:=SUM([.E2];[.E5];[.E11];[.E13];[.E22];[.E32];[.E42];[.E50];[.E58])" office:value-type="float" office:value="28" calcext:value-type="float">
            <text:p>28</text:p>
          </table:table-cell>
        </table:table-row>
        <table:table-row table:style-name="ro1" table:number-rows-repeated="104851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00.00.00</text:date>, <text:time style:data-style-name="N2" text:time-value="13:42:25.674195564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1:51:57.068178985</meta:creation-date>
    <meta:generator>LibreOffice/4.2.8.2$Linux_x86 LibreOffice_project/420m0$Build-2</meta:generator>
    <dc:date>2016-02-14T14:08:51.648274420</dc:date>
    <meta:editing-duration>PT32M12S</meta:editing-duration>
    <meta:editing-cycles>4</meta:editing-cycles>
    <meta:document-statistic meta:table-count="1" meta:cell-count="164" meta:object-count="0"/>
  </office:meta>
</office:document-meta>
</file>